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3399ff"/>
      <style:text-properties fo:color="#0066ff" style:text-underline-style="none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7" style:family="table-cell" style:parent-style-name="Default">
      <style:table-cell-properties fo:background-color="#dddddd" fo:border="none"/>
    </style:style>
    <style:style style:name="ce8" style:family="table-cell" style:parent-style-name="Default">
      <style:table-cell-properties fo:background-color="#999999" fo:border="none"/>
    </style:style>
    <style:style style:name="ce9" style:family="table-cell" style:parent-style-name="Default">
      <style:table-cell-properties fo:background-color="#006600"/>
    </style:style>
    <style:style style:name="ce10" style:family="table-cell" style:parent-style-name="Default">
      <style:table-cell-properties fo:background-color="#66ff00"/>
    </style:style>
    <style:style style:name="ce11" style:family="table-cell" style:parent-style-name="Default">
      <style:table-cell-properties fo:background-color="#ff99ff"/>
    </style:style>
    <style:style style:name="ce12" style:family="table-cell" style:parent-style-name="Default">
      <style:table-cell-properties fo:background-color="#9900ff"/>
      <style:text-properties style:use-window-font-color="true"/>
    </style:style>
    <style:style style:name="ce13" style:family="table-cell" style:parent-style-name="Default">
      <style:table-cell-properties fo:background-color="#9900ff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00000"/>
      <style:text-properties fo:color="#cccccc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000000"/>
      <style:text-properties fo:color="#dddddd"/>
    </style:style>
    <style:style style:name="ce22" style:family="table-cell" style:parent-style-name="Default">
      <style:table-cell-properties fo:background-color="#000000"/>
      <style:text-properties fo:color="#999999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" table:style-name="ta1">
        <office:forms form:automatic-focus="false" form:apply-design-mode="false"/>
        <table:shapes>
          <draw:frame draw:z-index="0" draw:style-name="gr1" draw:text-style-name="P1" svg:width="609.31pt" svg:height="229.1pt" svg:x="370.2pt" svg:y="48.95pt">
            <loext:p draw:notify-on-update-of-ranges="CAMERA.B3:CAMERA.B114 CAMERA.C3:CAMERA.C114 CAMERA.D2:CAMERA.D2 CAMERA.D3:CAMERA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CAMERA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/>
        </table:table-row>
        <table:table-row table:style-name="ro1">
          <table:table-cell table:style-name="ce1" office:value-type="string" calcext:value-type="string">
            <text:p>HEAD</text:p>
          </table:table-cell>
          <table:table-cell table:style-name="ce15" table:number-columns-repeated="3"/>
          <table:table-cell/>
        </table:table-row>
        <table:table-row table:style-name="ro1">
          <table:table-cell table:style-name="ce1"/>
          <table:table-cell table:style-name="ce15" table:number-columns-repeated="3"/>
          <table:table-cell/>
        </table:table-row>
        <table:table-row table:style-name="ro1" table:number-rows-repeated="2">
          <table:table-cell table:style-name="ce2"/>
          <table:table-cell table:style-name="ce15" table:number-columns-repeated="3"/>
          <table:table-cell/>
        </table:table-row>
        <table:table-row table:style-name="ro1" table:number-rows-repeated="2">
          <table:table-cell table:style-name="ce1"/>
          <table:table-cell table:style-name="ce15" table:number-columns-repeated="3"/>
          <table:table-cell/>
        </table:table-row>
        <table:table-row table:style-name="ro1" table:number-rows-repeated="2">
          <table:table-cell table:style-name="ce3"/>
          <table:table-cell table:style-name="ce15" table:number-columns-repeated="3"/>
          <table:table-cell/>
        </table:table-row>
        <table:table-row table:style-name="ro1" table:number-rows-repeated="2">
          <table:table-cell table:style-name="ce1"/>
          <table:table-cell table:style-name="ce15" table:number-columns-repeated="3"/>
          <table:table-cell/>
        </table:table-row>
        <table:table-row table:style-name="ro1">
          <table:table-cell table:style-name="ce3"/>
          <table:table-cell table:style-name="ce16" office:value-type="float" office:value="201" calcext:value-type="float">
            <text:p>201</text:p>
          </table:table-cell>
          <table:table-cell office:value-type="float" office:value="49.6" calcext:value-type="float">
            <text:p>49.6</text:p>
          </table:table-cell>
          <table:table-cell office:value-type="float" office:value="1401.3" calcext:value-type="float">
            <text:p>1401.3</text:p>
          </table:table-cell>
          <table:table-cell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office:value-type="float" office:value="49.9" calcext:value-type="float">
            <text:p>49.9</text:p>
          </table:table-cell>
          <table:table-cell office:value-type="float" office:value="1176.7" calcext:value-type="float">
            <text:p>1176.7</text:p>
          </table:table-cell>
          <table:table-cell/>
        </table:table-row>
        <table:table-row table:style-name="ro1">
          <table:table-cell table:style-name="ce1"/>
          <table:table-cell office:value-type="float" office:value="241" calcext:value-type="float">
            <text:p>241</text:p>
          </table:table-cell>
          <table:table-cell office:value-type="float" office:value="50.1" calcext:value-type="float">
            <text:p>50.1</text:p>
          </table:table-cell>
          <table:table-cell office:value-type="float" office:value="1171.5" calcext:value-type="float">
            <text:p>1171.5</text:p>
          </table:table-cell>
          <table:table-cell/>
        </table:table-row>
        <table:table-row table:style-name="ro1">
          <table:table-cell table:style-name="ce1"/>
          <table:table-cell office:value-type="float" office:value="280" calcext:value-type="float">
            <text:p>280</text:p>
          </table:table-cell>
          <table:table-cell office:value-type="float" office:value="49.5" calcext:value-type="float">
            <text:p>49.5</text:p>
          </table:table-cell>
          <table:table-cell office:value-type="float" office:value="947.2" calcext:value-type="float">
            <text:p>947.2</text:p>
          </table:table-cell>
          <table:table-cell/>
        </table:table-row>
        <table:table-row table:style-name="ro1">
          <table:table-cell table:style-name="ce3"/>
          <table:table-cell office:value-type="float" office:value="281" calcext:value-type="float">
            <text:p>281</text:p>
          </table:table-cell>
          <table:table-cell office:value-type="float" office:value="49.5" calcext:value-type="float">
            <text:p>49.5</text:p>
          </table:table-cell>
          <table:table-cell office:value-type="float" office:value="941.2" calcext:value-type="float">
            <text:p>941.2</text:p>
          </table:table-cell>
          <table:table-cell/>
        </table:table-row>
        <table:table-row table:style-name="ro1">
          <table:table-cell table:style-name="ce3"/>
          <table:table-cell office:value-type="float" office:value="320" calcext:value-type="float">
            <text:p>320</text:p>
          </table:table-cell>
          <table:table-cell office:value-type="float" office:value="49.7" calcext:value-type="float">
            <text:p>49.7</text:p>
          </table:table-cell>
          <table:table-cell office:value-type="float" office:value="716.7" calcext:value-type="float">
            <text:p>716.7</text:p>
          </table:table-cell>
          <table:table-cell/>
        </table:table-row>
        <table:table-row table:style-name="ro1">
          <table:table-cell table:style-name="ce1"/>
          <table:table-cell table:style-name="ce17" office:value-type="float" office:value="321" calcext:value-type="float">
            <text:p>321</text:p>
          </table:table-cell>
          <table:table-cell office:value-type="float" office:value="49.9" calcext:value-type="float">
            <text:p>49.9</text:p>
          </table:table-cell>
          <table:table-cell office:value-type="float" office:value="711.3" calcext:value-type="float">
            <text:p>711.3</text:p>
          </table:table-cell>
          <table:table-cell/>
        </table:table-row>
        <table:table-row table:style-name="ro1">
          <table:table-cell table:style-name="ce1"/>
          <table:table-cell table:style-name="ce17" office:value-type="float" office:value="360" calcext:value-type="float">
            <text:p>360</text:p>
          </table:table-cell>
          <table:table-cell office:value-type="float" office:value="49.8" calcext:value-type="float">
            <text:p>49.8</text:p>
          </table:table-cell>
          <table:table-cell office:value-type="float" office:value="487.2" calcext:value-type="float">
            <text:p>487.2</text:p>
          </table:table-cell>
          <table:table-cell/>
        </table:table-row>
        <table:table-row table:style-name="ro1">
          <table:table-cell table:style-name="ce3"/>
          <table:table-cell table:style-name="ce18" office:value-type="float" office:value="361" calcext:value-type="float">
            <text:p>361</text:p>
          </table:table-cell>
          <table:table-cell office:value-type="float" office:value="50.2" calcext:value-type="float">
            <text:p>50.2</text:p>
          </table:table-cell>
          <table:table-cell office:value-type="float" office:value="481.7" calcext:value-type="float">
            <text:p>481.7</text:p>
          </table:table-cell>
          <table:table-cell/>
        </table:table-row>
        <table:table-row table:style-name="ro1">
          <table:table-cell table:style-name="ce3"/>
          <table:table-cell table:style-name="ce18" office:value-type="float" office:value="400" calcext:value-type="float">
            <text:p>400</text:p>
          </table:table-cell>
          <table:table-cell office:value-type="float" office:value="50.3" calcext:value-type="float">
            <text:p>50.3</text:p>
          </table:table-cell>
          <table:table-cell office:value-type="float" office:value="257.4" calcext:value-type="float">
            <text:p>257.4</text:p>
          </table:table-cell>
          <table:table-cell/>
        </table:table-row>
        <table:table-row table:style-name="ro1">
          <table:table-cell table:style-name="ce4" office:value-type="string" calcext:value-type="string">
            <text:p>LOW</text:p>
          </table:table-cell>
          <table:table-cell table:style-name="ce18"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float" office:value="249.4" calcext:value-type="float">
            <text:p>249.4</text:p>
          </table:table-cell>
          <table:table-cell office:value-type="string" calcext:value-type="string">
            <text:p>Pin 2 on the board – o o o o o x o</text:p>
          </table:table-cell>
        </table:table-row>
        <table:table-row table:style-name="ro1">
          <table:table-cell table:style-name="ce4"/>
          <table:table-cell table:style-name="ce18" office:value-type="float" office:value="424" calcext:value-type="float">
            <text:p>424</text:p>
          </table:table-cell>
          <table:table-cell office:value-type="float" office:value="243.8" calcext:value-type="float">
            <text:p>243.8</text:p>
          </table:table-cell>
          <table:table-cell office:value-type="float" office:value="249.8" calcext:value-type="float">
            <text:p>249.8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425" calcext:value-type="float">
            <text:p>425</text:p>
          </table:table-cell>
          <table:table-cell office:value-type="float" office:value="251.9" calcext:value-type="float">
            <text:p>251.9</text:p>
          </table:table-cell>
          <table:table-cell office:value-type="float" office:value="250.1" calcext:value-type="float">
            <text:p>250.1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249.8" calcext:value-type="float">
            <text:p>249.8</text:p>
          </table:table-cell>
          <table:table-cell/>
        </table:table-row>
        <table:table-row table:style-name="ro1">
          <table:table-cell table:style-name="ce4"/>
          <table:table-cell table:style-name="ce17" office:value-type="float" office:value="450" calcext:value-type="float">
            <text:p>450</text:p>
          </table:table-cell>
          <table:table-cell office:value-type="float" office:value="451.8" calcext:value-type="float">
            <text:p>451.8</text:p>
          </table:table-cell>
          <table:table-cell office:value-type="float" office:value="249.7" calcext:value-type="float">
            <text:p>249.7</text:p>
          </table:table-cell>
          <table:table-cell/>
        </table:table-row>
        <table:table-row table:style-name="ro1">
          <table:table-cell table:style-name="ce4"/>
          <table:table-cell table:style-name="ce17" office:value-type="float" office:value="473" calcext:value-type="float">
            <text:p>473</text:p>
          </table:table-cell>
          <table:table-cell office:value-type="float" office:value="636.1" calcext:value-type="float">
            <text:p>636.1</text:p>
          </table:table-cell>
          <table:table-cell office:value-type="float" office:value="250.6" calcext:value-type="float">
            <text:p>250.6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474" calcext:value-type="float">
            <text:p>474</text:p>
          </table:table-cell>
          <table:table-cell office:value-type="float" office:value="643.6" calcext:value-type="float">
            <text:p>643.6</text:p>
          </table:table-cell>
          <table:table-cell office:value-type="float" office:value="250.7" calcext:value-type="float">
            <text:p>250.7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510" calcext:value-type="float">
            <text:p>510</text:p>
          </table:table-cell>
          <table:table-cell office:value-type="float" office:value="931.5" calcext:value-type="float">
            <text:p>931.5</text:p>
          </table:table-cell>
          <table:table-cell office:value-type="float" office:value="250.3" calcext:value-type="float">
            <text:p>250.3</text:p>
          </table:table-cell>
          <table:table-cell/>
        </table:table-row>
        <table:table-row table:style-name="ro1">
          <table:table-cell table:style-name="ce4"/>
          <table:table-cell table:style-name="ce17" office:value-type="float" office:value="511" calcext:value-type="float">
            <text:p>511</text:p>
          </table:table-cell>
          <table:table-cell office:value-type="float" office:value="939.1" calcext:value-type="float">
            <text:p>939.1</text:p>
          </table:table-cell>
          <table:table-cell office:value-type="float" office:value="250.2" calcext:value-type="float">
            <text:p>250.2</text:p>
          </table:table-cell>
          <table:table-cell/>
        </table:table-row>
        <table:table-row table:style-name="ro1">
          <table:table-cell table:style-name="ce4"/>
          <table:table-cell table:style-name="ce17" office:value-type="float" office:value="547" calcext:value-type="float">
            <text:p>547</text:p>
          </table:table-cell>
          <table:table-cell table:style-name="ce17" office:value-type="float" office:value="1226.7" calcext:value-type="float">
            <text:p>1226.7</text:p>
          </table:table-cell>
          <table:table-cell office:value-type="float" office:value="250.2" calcext:value-type="float">
            <text:p>250.2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548" calcext:value-type="float">
            <text:p>548</text:p>
          </table:table-cell>
          <table:table-cell office:value-type="float" office:value="1234.6" calcext:value-type="float">
            <text:p>1234.6</text:p>
          </table:table-cell>
          <table:table-cell office:value-type="float" office:value="250.6" calcext:value-type="float">
            <text:p>250.6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584" calcext:value-type="float">
            <text:p>584</text:p>
          </table:table-cell>
          <table:table-cell office:value-type="float" office:value="1522.2" calcext:value-type="float">
            <text:p>1522.2</text:p>
          </table:table-cell>
          <table:table-cell office:value-type="float" office:value="250.5" calcext:value-type="float">
            <text:p>250.5</text:p>
          </table:table-cell>
          <table:table-cell/>
        </table:table-row>
        <table:table-row table:style-name="ro1">
          <table:table-cell table:style-name="ce4"/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1530" calcext:value-type="float">
            <text:p>1530</text:p>
          </table:table-cell>
          <table:table-cell office:value-type="float" office:value="250.6" calcext:value-type="float">
            <text:p>250.6</text:p>
          </table:table-cell>
          <table:table-cell/>
        </table:table-row>
        <table:table-row table:style-name="ro1">
          <table:table-cell table:style-name="ce6"/>
          <table:table-cell table:style-name="ce17" office:value-type="float" office:value="621" calcext:value-type="float">
            <text:p>621</text:p>
          </table:table-cell>
          <table:table-cell office:value-type="float" office:value="1817.8" calcext:value-type="float">
            <text:p>1817.8</text:p>
          </table:table-cell>
          <table:table-cell office:value-type="float" office:value="250.5" calcext:value-type="float">
            <text:p>250.5</text:p>
          </table:table-cell>
          <table:table-cell/>
        </table:table-row>
        <table:table-row table:style-name="ro1">
          <table:table-cell table:style-name="ce7"/>
          <table:table-cell table:style-name="ce17" office:value-type="float" office:value="992" calcext:value-type="float">
            <text:p>992</text:p>
          </table:table-cell>
          <table:table-cell table:style-name="ce17" office:value-type="float" office:value="4780.9" calcext:value-type="float">
            <text:p>4780.9</text:p>
          </table:table-cell>
          <table:table-cell office:value-type="float" office:value="250.7" calcext:value-type="float">
            <text:p>250.7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1028" calcext:value-type="float">
            <text:p>1028</text:p>
          </table:table-cell>
          <table:table-cell table:style-name="ce17" office:value-type="float" office:value="5069" calcext:value-type="float">
            <text:p>5069</text:p>
          </table:table-cell>
          <table:table-cell office:value-type="float" office:value="250.5" calcext:value-type="float">
            <text:p>250.5</text:p>
          </table:table-cell>
          <table:table-cell/>
        </table:table-row>
        <table:table-row table:style-name="ro1">
          <table:table-cell table:style-name="ce8"/>
          <table:table-cell table:style-name="ce17" office:value-type="float" office:value="1029" calcext:value-type="float">
            <text:p>1029</text:p>
          </table:table-cell>
          <table:table-cell table:style-name="ce17" office:value-type="float" office:value="5076.5" calcext:value-type="float">
            <text:p>5076.5</text:p>
          </table:table-cell>
          <table:table-cell office:value-type="float" office:value="250.5" calcext:value-type="float">
            <text:p>250.5</text:p>
          </table:table-cell>
          <table:table-cell/>
        </table:table-row>
        <table:table-row table:style-name="ro1">
          <table:table-cell table:style-name="ce4"/>
          <table:table-cell table:style-name="ce17" office:value-type="float" office:value="1065" calcext:value-type="float">
            <text:p>1065</text:p>
          </table:table-cell>
          <table:table-cell table:style-name="ce17" office:value-type="float" office:value="5364.9" calcext:value-type="float">
            <text:p>5364.9</text:p>
          </table:table-cell>
          <table:table-cell office:value-type="float" office:value="250.4" calcext:value-type="float">
            <text:p>250.4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1066" calcext:value-type="float">
            <text:p>1066</text:p>
          </table:table-cell>
          <table:table-cell table:style-name="ce17" office:value-type="float" office:value="5373" calcext:value-type="float">
            <text:p>5373</text:p>
          </table:table-cell>
          <table:table-cell office:value-type="float" office:value="250.7" calcext:value-type="float">
            <text:p>250.7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1102" calcext:value-type="float">
            <text:p>1102</text:p>
          </table:table-cell>
          <table:table-cell table:style-name="ce17" office:value-type="float" office:value="5660.7" calcext:value-type="float">
            <text:p>5660.7</text:p>
          </table:table-cell>
          <table:table-cell office:value-type="float" office:value="250.6" calcext:value-type="float">
            <text:p>250.6</text:p>
          </table:table-cell>
          <table:table-cell/>
        </table:table-row>
        <table:table-row table:style-name="ro1">
          <table:table-cell table:style-name="ce4"/>
          <table:table-cell table:style-name="ce17" office:value-type="float" office:value="1103" calcext:value-type="float">
            <text:p>1103</text:p>
          </table:table-cell>
          <table:table-cell table:style-name="ce17" office:value-type="float" office:value="5668.5" calcext:value-type="float">
            <text:p>5668.5</text:p>
          </table:table-cell>
          <table:table-cell office:value-type="float" office:value="250.9" calcext:value-type="float">
            <text:p>250.9</text:p>
          </table:table-cell>
          <table:table-cell/>
        </table:table-row>
        <table:table-row table:style-name="ro1">
          <table:table-cell table:style-name="ce4"/>
          <table:table-cell table:style-name="ce17" office:value-type="float" office:value="1139" calcext:value-type="float">
            <text:p>1139</text:p>
          </table:table-cell>
          <table:table-cell table:style-name="ce17" office:value-type="float" office:value="5956.4" calcext:value-type="float">
            <text:p>5956.4</text:p>
          </table:table-cell>
          <table:table-cell office:value-type="float" office:value="250.5" calcext:value-type="float">
            <text:p>250.5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1140" calcext:value-type="float">
            <text:p>1140</text:p>
          </table:table-cell>
          <table:table-cell table:style-name="ce17" office:value-type="float" office:value="5964.1" calcext:value-type="float">
            <text:p>5964.1</text:p>
          </table:table-cell>
          <table:table-cell office:value-type="float" office:value="250.7" calcext:value-type="float">
            <text:p>250.7</text:p>
          </table:table-cell>
          <table:table-cell/>
        </table:table-row>
        <table:table-row table:style-name="ro1">
          <table:table-cell table:style-name="ce5"/>
          <table:table-cell table:style-name="ce17" office:value-type="float" office:value="1176" calcext:value-type="float">
            <text:p>1176</text:p>
          </table:table-cell>
          <table:table-cell table:style-name="ce17" office:value-type="float" office:value="6252.1" calcext:value-type="float">
            <text:p>6252.1</text:p>
          </table:table-cell>
          <table:table-cell office:value-type="float" office:value="250.9" calcext:value-type="float">
            <text:p>250.9</text:p>
          </table:table-cell>
          <table:table-cell/>
        </table:table-row>
        <table:table-row table:style-name="ro1">
          <table:table-cell table:style-name="ce4"/>
          <table:table-cell table:style-name="ce18" office:value-type="float" office:value="1177" calcext:value-type="float">
            <text:p>1177</text:p>
          </table:table-cell>
          <table:table-cell office:value-type="float" office:value="6259.8" calcext:value-type="float">
            <text:p>6259.8</text:p>
          </table:table-cell>
          <table:table-cell office:value-type="float" office:value="250.7" calcext:value-type="float">
            <text:p>250.7</text:p>
          </table:table-cell>
          <table:table-cell/>
        </table:table-row>
        <table:table-row table:style-name="ro1">
          <table:table-cell table:style-name="ce4"/>
          <table:table-cell table:style-name="ce18" office:value-type="float" office:value="1200" calcext:value-type="float">
            <text:p>1200</text:p>
          </table:table-cell>
          <table:table-cell office:value-type="float" office:value="6443.7" calcext:value-type="float">
            <text:p>6443.7</text:p>
          </table:table-cell>
          <table:table-cell office:value-type="float" office:value="250.7" calcext:value-type="float">
            <text:p>250.7</text:p>
          </table:table-cell>
          <table:table-cell/>
        </table:table-row>
        <table:table-row table:style-name="ro1">
          <table:table-cell table:style-name="ce9" office:value-type="string" calcext:value-type="string">
            <text:p>FOOT</text:p>
          </table:table-cell>
          <table:table-cell table:style-name="ce18" office:value-type="float" office:value="1201" calcext:value-type="float">
            <text:p>1201</text:p>
          </table:table-cell>
          <table:table-cell office:value-type="float" office:value="6448.2" calcext:value-type="float">
            <text:p>6448.2</text:p>
          </table:table-cell>
          <table:table-cell office:value-type="float" office:value="255.6" calcext:value-type="float">
            <text:p>255.6</text:p>
          </table:table-cell>
          <table:table-cell/>
        </table:table-row>
        <table:table-row table:style-name="ro1">
          <table:table-cell table:style-name="ce9"/>
          <table:table-cell table:style-name="ce19" office:value-type="float" office:value="1241" calcext:value-type="float">
            <text:p>1241</text:p>
          </table:table-cell>
          <table:table-cell table:style-name="ce16" office:value-type="float" office:value="6447.9" calcext:value-type="float">
            <text:p>6447.9</text:p>
          </table:table-cell>
          <table:table-cell table:style-name="ce16" office:value-type="float" office:value="480.4" calcext:value-type="float">
            <text:p>480.4</text:p>
          </table:table-cell>
          <table:table-cell/>
        </table:table-row>
        <table:table-row table:style-name="ro1">
          <table:table-cell table:style-name="ce10"/>
          <table:table-cell table:style-name="ce20" office:value-type="float" office:value="1242" calcext:value-type="float">
            <text:p>1242</text:p>
          </table:table-cell>
          <table:table-cell table:style-name="ce16" office:value-type="float" office:value="6447.9" calcext:value-type="float">
            <text:p>6447.9</text:p>
          </table:table-cell>
          <table:table-cell table:style-name="ce16" office:value-type="float" office:value="485.9" calcext:value-type="float">
            <text:p>485.9</text:p>
          </table:table-cell>
          <table:table-cell/>
        </table:table-row>
        <table:table-row table:style-name="ro1">
          <table:table-cell table:style-name="ce10"/>
          <table:table-cell table:style-name="ce20" office:value-type="float" office:value="1281" calcext:value-type="float">
            <text:p>1281</text:p>
          </table:table-cell>
          <table:table-cell table:style-name="ce16" office:value-type="float" office:value="6447.8" calcext:value-type="float">
            <text:p>6447.8</text:p>
          </table:table-cell>
          <table:table-cell table:style-name="ce16" office:value-type="float" office:value="710" calcext:value-type="float">
            <text:p>710</text:p>
          </table:table-cell>
          <table:table-cell/>
        </table:table-row>
        <table:table-row table:style-name="ro1">
          <table:table-cell table:style-name="ce9"/>
          <table:table-cell table:style-name="ce20" office:value-type="float" office:value="1282" calcext:value-type="float">
            <text:p>1282</text:p>
          </table:table-cell>
          <table:table-cell table:style-name="ce16" office:value-type="float" office:value="6447.8" calcext:value-type="float">
            <text:p>6447.8</text:p>
          </table:table-cell>
          <table:table-cell table:style-name="ce16" office:value-type="float" office:value="715.7" calcext:value-type="float">
            <text:p>715.7</text:p>
          </table:table-cell>
          <table:table-cell/>
        </table:table-row>
        <table:table-row table:style-name="ro1">
          <table:table-cell table:style-name="ce9"/>
          <table:table-cell table:style-name="ce20" office:value-type="float" office:value="1321" calcext:value-type="float">
            <text:p>1321</text:p>
          </table:table-cell>
          <table:table-cell table:style-name="ce16" office:value-type="float" office:value="6448.1" calcext:value-type="float">
            <text:p>6448.1</text:p>
          </table:table-cell>
          <table:table-cell table:style-name="ce16" office:value-type="float" office:value="940" calcext:value-type="float">
            <text:p>940</text:p>
          </table:table-cell>
          <table:table-cell/>
        </table:table-row>
        <table:table-row table:style-name="ro1">
          <table:table-cell table:style-name="ce10"/>
          <table:table-cell table:style-name="ce17" office:value-type="float" office:value="1322" calcext:value-type="float">
            <text:p>1322</text:p>
          </table:table-cell>
          <table:table-cell office:value-type="float" office:value="6447.9" calcext:value-type="float">
            <text:p>6447.9</text:p>
          </table:table-cell>
          <table:table-cell office:value-type="float" office:value="945.2" calcext:value-type="float">
            <text:p>945.2</text:p>
          </table:table-cell>
          <table:table-cell/>
        </table:table-row>
        <table:table-row table:style-name="ro1">
          <table:table-cell table:style-name="ce10"/>
          <table:table-cell office:value-type="float" office:value="1361" calcext:value-type="float">
            <text:p>1361</text:p>
          </table:table-cell>
          <table:table-cell office:value-type="float" office:value="6448.4" calcext:value-type="float">
            <text:p>6448.4</text:p>
          </table:table-cell>
          <table:table-cell office:value-type="float" office:value="1169.4" calcext:value-type="float">
            <text:p>1169.4</text:p>
          </table:table-cell>
          <table:table-cell/>
        </table:table-row>
        <table:table-row table:style-name="ro1">
          <table:table-cell table:style-name="ce9"/>
          <table:table-cell office:value-type="float" office:value="1362" calcext:value-type="float">
            <text:p>1362</text:p>
          </table:table-cell>
          <table:table-cell office:value-type="float" office:value="6448.4" calcext:value-type="float">
            <text:p>6448.4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style-name="ce9"/>
          <table:table-cell office:value-type="float" office:value="1401" calcext:value-type="float">
            <text:p>1401</text:p>
          </table:table-cell>
          <table:table-cell office:value-type="float" office:value="6448.4" calcext:value-type="float">
            <text:p>6448.4</text:p>
          </table:table-cell>
          <table:table-cell office:value-type="float" office:value="1399.3" calcext:value-type="float">
            <text:p>1399.3</text:p>
          </table:table-cell>
          <table:table-cell/>
        </table:table-row>
        <table:table-row table:style-name="ro1" table:number-rows-repeated="2">
          <table:table-cell table:style-name="ce10"/>
          <table:table-cell table:style-name="ce21" table:number-columns-repeated="3"/>
          <table:table-cell/>
        </table:table-row>
        <table:table-row table:style-name="ro1" table:number-rows-repeated="2">
          <table:table-cell table:style-name="ce9"/>
          <table:table-cell table:style-name="ce21" table:number-columns-repeated="3"/>
          <table:table-cell/>
        </table:table-row>
        <table:table-row table:style-name="ro1" table:number-rows-repeated="2">
          <table:table-cell table:style-name="ce10"/>
          <table:table-cell table:style-name="ce21" table:number-columns-repeated="3"/>
          <table:table-cell/>
        </table:table-row>
        <table:table-row table:style-name="ro1" table:number-rows-repeated="2">
          <table:table-cell table:style-name="ce9"/>
          <table:table-cell table:style-name="ce21" table:number-columns-repeated="3"/>
          <table:table-cell/>
        </table:table-row>
        <table:table-row table:style-name="ro1" table:number-rows-repeated="2">
          <table:table-cell table:style-name="ce10"/>
          <table:table-cell table:style-name="ce21" table:number-columns-repeated="3"/>
          <table:table-cell/>
        </table:table-row>
        <table:table-row table:style-name="ro1">
          <table:table-cell table:style-name="ce11" office:value-type="string" calcext:value-type="string">
            <text:p>HIGH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11"/>
          <table:table-cell table:style-name="ce22" table:number-columns-repeated="3"/>
          <table:table-cell/>
        </table:table-row>
        <table:table-row table:style-name="ro1" table:number-rows-repeated="2">
          <table:table-cell table:style-name="ce12"/>
          <table:table-cell table:style-name="ce22" table:number-columns-repeated="3"/>
          <table:table-cell/>
        </table:table-row>
        <table:table-row table:style-name="ro1" table:number-rows-repeated="2">
          <table:table-cell table:style-name="ce11"/>
          <table:table-cell table:style-name="ce22" table:number-columns-repeated="3"/>
          <table:table-cell/>
        </table:table-row>
        <table:table-row table:style-name="ro1" table:number-rows-repeated="2">
          <table:table-cell table:style-name="ce12"/>
          <table:table-cell table:style-name="ce22" table:number-columns-repeated="3"/>
          <table:table-cell/>
        </table:table-row>
        <table:table-row table:style-name="ro1" table:number-rows-repeated="2">
          <table:table-cell table:style-name="ce11"/>
          <table:table-cell table:style-name="ce22" table:number-columns-repeated="3"/>
          <table:table-cell/>
        </table:table-row>
        <table:table-row table:style-name="ro1">
          <table:table-cell table:style-name="ce12"/>
          <table:table-cell table:style-name="ce17" office:value-type="float" office:value="1774" calcext:value-type="float">
            <text:p>1774</text:p>
          </table:table-cell>
          <table:table-cell office:value-type="float" office:value="5058.1" calcext:value-type="float">
            <text:p>5058.1</text:p>
          </table:table-cell>
          <table:table-cell office:value-type="float" office:value="2558.7" calcext:value-type="float">
            <text:p>2558.7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1810" calcext:value-type="float">
            <text:p>1810</text:p>
          </table:table-cell>
          <table:table-cell office:value-type="float" office:value="4769.7" calcext:value-type="float">
            <text:p>4769.7</text:p>
          </table:table-cell>
          <table:table-cell office:value-type="float" office:value="2559" calcext:value-type="float">
            <text:p>2559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1811" calcext:value-type="float">
            <text:p>1811</text:p>
          </table:table-cell>
          <table:table-cell office:value-type="float" office:value="4762" calcext:value-type="float">
            <text:p>4762</text:p>
          </table:table-cell>
          <table:table-cell office:value-type="float" office:value="2558.8" calcext:value-type="float">
            <text:p>2558.8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1847" calcext:value-type="float">
            <text:p>1847</text:p>
          </table:table-cell>
          <table:table-cell office:value-type="float" office:value="4474" calcext:value-type="float">
            <text:p>4474</text:p>
          </table:table-cell>
          <table:table-cell office:value-type="float" office:value="2559.2" calcext:value-type="float">
            <text:p>2559.2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1848" calcext:value-type="float">
            <text:p>1848</text:p>
          </table:table-cell>
          <table:table-cell office:value-type="float" office:value="4466.1" calcext:value-type="float">
            <text:p>4466.1</text:p>
          </table:table-cell>
          <table:table-cell office:value-type="float" office:value="2559.2" calcext:value-type="float">
            <text:p>2559.2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1884" calcext:value-type="float">
            <text:p>1884</text:p>
          </table:table-cell>
          <table:table-cell office:value-type="float" office:value="4177.8" calcext:value-type="float">
            <text:p>4177.8</text:p>
          </table:table-cell>
          <table:table-cell office:value-type="float" office:value="2559.1" calcext:value-type="float">
            <text:p>2559.1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1885" calcext:value-type="float">
            <text:p>1885</text:p>
          </table:table-cell>
          <table:table-cell table:style-name="ce23" office:value-type="float" office:value="4170.2" calcext:value-type="float">
            <text:p>4170.2</text:p>
          </table:table-cell>
          <table:table-cell office:value-type="float" office:value="2558.9" calcext:value-type="float">
            <text:p>2558.9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1921" calcext:value-type="float">
            <text:p>1921</text:p>
          </table:table-cell>
          <table:table-cell office:value-type="float" office:value="3883.2" calcext:value-type="float">
            <text:p>3883.2</text:p>
          </table:table-cell>
          <table:table-cell office:value-type="float" office:value="2558.7" calcext:value-type="float">
            <text:p>2558.7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1922" calcext:value-type="float">
            <text:p>1922</text:p>
          </table:table-cell>
          <table:table-cell office:value-type="float" office:value="3875.6" calcext:value-type="float">
            <text:p>3875.6</text:p>
          </table:table-cell>
          <table:table-cell office:value-type="float" office:value="2558.6" calcext:value-type="float">
            <text:p>2558.6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1958" calcext:value-type="float">
            <text:p>1958</text:p>
          </table:table-cell>
          <table:table-cell office:value-type="float" office:value="3587.9" calcext:value-type="float">
            <text:p>3587.9</text:p>
          </table:table-cell>
          <table:table-cell office:value-type="float" office:value="2558.6" calcext:value-type="float">
            <text:p>2558.6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1959" calcext:value-type="float">
            <text:p>1959</text:p>
          </table:table-cell>
          <table:table-cell office:value-type="float" office:value="3580.1" calcext:value-type="float">
            <text:p>3580.1</text:p>
          </table:table-cell>
          <table:table-cell office:value-type="float" office:value="2558.9" calcext:value-type="float">
            <text:p>2558.9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1995" calcext:value-type="float">
            <text:p>1995</text:p>
          </table:table-cell>
          <table:table-cell office:value-type="float" office:value="3291.7" calcext:value-type="float">
            <text:p>3291.7</text:p>
          </table:table-cell>
          <table:table-cell office:value-type="float" office:value="2558.9" calcext:value-type="float">
            <text:p>2558.9</text:p>
          </table:table-cell>
          <table:table-cell/>
        </table:table-row>
        <table:table-row table:style-name="ro1">
          <table:table-cell table:style-name="ce12" office:value-type="string" calcext:value-type="string">
            <text:p>center</text:p>
          </table:table-cell>
          <table:table-cell table:style-name="ce18" office:value-type="float" office:value="1996" calcext:value-type="float">
            <text:p>1996</text:p>
          </table:table-cell>
          <table:table-cell office:value-type="float" office:value="3284.1" calcext:value-type="float">
            <text:p>3284.1</text:p>
          </table:table-cell>
          <table:table-cell office:value-type="float" office:value="2558.8" calcext:value-type="float">
            <text:p>2558.8</text:p>
          </table:table-cell>
          <table:table-cell/>
        </table:table-row>
        <table:table-row table:style-name="ro1">
          <table:table-cell table:style-name="ce12" office:value-type="string" calcext:value-type="string">
            <text:p>board</text:p>
          </table:table-cell>
          <table:table-cell table:style-name="ce18" office:value-type="float" office:value="2032" calcext:value-type="float">
            <text:p>2032</text:p>
          </table:table-cell>
          <table:table-cell office:value-type="float" office:value="2996.4" calcext:value-type="float">
            <text:p>2996.4</text:p>
          </table:table-cell>
          <table:table-cell office:value-type="float" office:value="2558.9" calcext:value-type="float">
            <text:p>2558.9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2033" calcext:value-type="float">
            <text:p>2033</text:p>
          </table:table-cell>
          <table:table-cell office:value-type="float" office:value="2988.7" calcext:value-type="float">
            <text:p>2988.7</text:p>
          </table:table-cell>
          <table:table-cell office:value-type="float" office:value="2558.6" calcext:value-type="float">
            <text:p>2558.6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2069" calcext:value-type="float">
            <text:p>2069</text:p>
          </table:table-cell>
          <table:table-cell office:value-type="float" office:value="2700.7" calcext:value-type="float">
            <text:p>2700.7</text:p>
          </table:table-cell>
          <table:table-cell office:value-type="float" office:value="2558.7" calcext:value-type="float">
            <text:p>2558.7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2070" calcext:value-type="float">
            <text:p>2070</text:p>
          </table:table-cell>
          <table:table-cell office:value-type="float" office:value="2693.3" calcext:value-type="float">
            <text:p>2693.3</text:p>
          </table:table-cell>
          <table:table-cell office:value-type="float" office:value="2558.6" calcext:value-type="float">
            <text:p>2558.6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2106" calcext:value-type="float">
            <text:p>2106</text:p>
          </table:table-cell>
          <table:table-cell table:style-name="ce23" office:value-type="float" office:value="2405.7" calcext:value-type="float">
            <text:p>2405.7</text:p>
          </table:table-cell>
          <table:table-cell office:value-type="float" office:value="2558.4" calcext:value-type="float">
            <text:p>2558.4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2107" calcext:value-type="float">
            <text:p>2107</text:p>
          </table:table-cell>
          <table:table-cell office:value-type="float" office:value="2398.2" calcext:value-type="float">
            <text:p>2398.2</text:p>
          </table:table-cell>
          <table:table-cell office:value-type="float" office:value="2558.5" calcext:value-type="float">
            <text:p>2558.5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2143" calcext:value-type="float">
            <text:p>2143</text:p>
          </table:table-cell>
          <table:table-cell office:value-type="float" office:value="2110.5" calcext:value-type="float">
            <text:p>2110.5</text:p>
          </table:table-cell>
          <table:table-cell office:value-type="float" office:value="2558.5" calcext:value-type="float">
            <text:p>2558.5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2144" calcext:value-type="float">
            <text:p>2144</text:p>
          </table:table-cell>
          <table:table-cell office:value-type="float" office:value="2102.9" calcext:value-type="float">
            <text:p>2102.9</text:p>
          </table:table-cell>
          <table:table-cell office:value-type="float" office:value="2558.6" calcext:value-type="float">
            <text:p>2558.6</text:p>
          </table:table-cell>
          <table:table-cell/>
        </table:table-row>
        <table:table-row table:style-name="ro1">
          <table:table-cell table:style-name="ce12"/>
          <table:table-cell table:style-name="ce17" office:value-type="float" office:value="2180" calcext:value-type="float">
            <text:p>2180</text:p>
          </table:table-cell>
          <table:table-cell office:value-type="float" office:value="1814.3" calcext:value-type="float">
            <text:p>1814.3</text:p>
          </table:table-cell>
          <table:table-cell office:value-type="float" office:value="2558.7" calcext:value-type="float">
            <text:p>2558.7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2181" calcext:value-type="float">
            <text:p>2181</text:p>
          </table:table-cell>
          <table:table-cell office:value-type="float" office:value="1806.6" calcext:value-type="float">
            <text:p>1806.6</text:p>
          </table:table-cell>
          <table:table-cell office:value-type="float" office:value="2558.4" calcext:value-type="float">
            <text:p>2558.4</text:p>
          </table:table-cell>
          <table:table-cell/>
        </table:table-row>
        <table:table-row table:style-name="ro1">
          <table:table-cell table:style-name="ce11"/>
          <table:table-cell table:style-name="ce17" office:value-type="float" office:value="2218" calcext:value-type="float">
            <text:p>2218</text:p>
          </table:table-cell>
          <table:table-cell office:value-type="float" office:value="1518.8" calcext:value-type="float">
            <text:p>1518.8</text:p>
          </table:table-cell>
          <table:table-cell office:value-type="float" office:value="2558.3" calcext:value-type="float">
            <text:p>2558.3</text:p>
          </table:table-cell>
          <table:table-cell/>
        </table:table-row>
        <table:table-row table:style-name="ro1" table:number-rows-repeated="2">
          <table:table-cell table:style-name="ce13"/>
          <table:table-cell table:style-name="ce22" table:number-columns-repeated="3"/>
          <table:table-cell/>
        </table:table-row>
        <table:table-row table:style-name="ro1" table:number-rows-repeated="2">
          <table:table-cell table:style-name="ce11"/>
          <table:table-cell table:style-name="ce22" table:number-columns-repeated="3"/>
          <table:table-cell/>
        </table:table-row>
        <table:table-row table:style-name="ro1" table:number-rows-repeated="2">
          <table:table-cell table:style-name="ce13"/>
          <table:table-cell table:style-name="ce22" table:number-columns-repeated="3"/>
          <table:table-cell/>
        </table:table-row>
        <table:table-row table:style-name="ro1" table:number-rows-repeated="2">
          <table:table-cell table:style-name="ce11"/>
          <table:table-cell table:style-name="ce22" table:number-columns-repeated="3"/>
          <table:table-cell/>
        </table:table-row>
        <table:table-row table:style-name="ro1" table:number-rows-repeated="2">
          <table:table-cell table:style-name="ce13"/>
          <table:table-cell table:style-name="ce22" table:number-columns-repeated="3"/>
          <table:table-cell/>
        </table:table-row>
        <table:table-row table:style-name="ro1" table:number-rows-repeated="2">
          <table:table-cell table:style-name="ce11"/>
          <table:table-cell table:style-name="ce22" table:number-columns-repeated="3"/>
          <table:table-cell/>
        </table:table-row>
        <table:table-row table:style-name="ro1" table:number-rows-repeated="10484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6" loext:min-decimal-places="6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53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4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6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6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4">
      <number:number number:decimal-places="3" loext:min-decimal-places="3" number:min-integer-digits="1"/>
      <number:text>°</number:text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5" loext:min-decimal-places="5" number:min-integer-digits="1"/>
      <number:text>°</number:text>
    </number:number-style>
    <number:number-style style:name="N167">
      <number:number number:decimal-places="4" loext:min-decimal-places="4" number:min-integer-digits="1"/>
      <number:text>°</number:text>
    </number:number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currency-style style:name="N17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number-style style:name="N173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6:33:16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_20_Layer" style:display-name="PageStyle_V La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_20_Layer_20_1" style:display-name="PageStyle_V Layer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7:01:27.549000000</meta:creation-date>
    <dc:date>2018-02-14T16:33:53.682000000</dc:date>
    <meta:editing-duration>P8DT8M17S</meta:editing-duration>
    <meta:editing-cycles>250</meta:editing-cycles>
    <meta:generator>LibreOffice/5.1.4.2$Windows_x86 LibreOffice_project/f99d75f39f1c57ebdd7ffc5f42867c12031db97a</meta:generator>
    <meta:document-statistic meta:table-count="1" meta:cell-count="2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1cm" chart:symbol-height="0.1cm" chart:link-data-style-to-source="true"/>
      <style:graphic-properties draw:stroke="none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96cm" svg:height="8.083cm" xlink:href=".." xlink:type="simple" chart:class="chart:scatter" chart:style-name="ch1">
        <chart:legend chart:legend-position="end" svg:x="20.503cm" svg:y="3.742cm" style:legend-expansion="high" chart:style-name="ch2"/>
        <chart:plot-area chart:style-name="ch3" table:cell-range-address="CAMERA.B3:CAMERA.D114 CAMERA.D2:CAMERA.D2" chart:data-source-has-labels="both" svg:x="0.429cm" svg:y="0.161cm" svg:width="19.645cm" svg:height="7.761cm">
          <chartooo:coordinate-region svg:x="1.421cm" svg:y="0.36cm" svg:width="18.281cm" svg:height="6.915cm"/>
          <chart:axis chart:dimension="x" chart:name="primary-x" chart:style-name="ch4" chartooo:axis-type="auto">
            <chart:categories table:cell-range-address="CAMERA.B3:CAMERA.B1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MERA.D3:CAMERA.D114" chart:label-cell-address="CAMERA.D2:CAMERA.D2" chart:class="chart:scatter">
            <chart:domain table:cell-range-address="CAMERA.C3:CAMERA.C114"/>
            <chart:data-point chart:repeated="1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CAMERA.D2:CAMERA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MERA.B3:CAMERA.B114</svg:desc>
                </draw:g>
              </table:table-cell>
              <table:table-cell office:value-type="float" office:value="NaN">
                <text:p>NaN</text:p>
                <draw:g>
                  <svg:desc>CAMERA.C3:CAMERA.C114</svg:desc>
                </draw:g>
              </table:table-cell>
              <table:table-cell office:value-type="float" office:value="NaN">
                <text:p>NaN</text:p>
                <draw:g>
                  <svg:desc>CAMERA.D3:CAMERA.D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9.6">
                <text:p>49.6</text:p>
              </table:table-cell>
              <table:table-cell office:value-type="float" office:value="1401.3">
                <text:p>1401.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9.9">
                <text:p>49.9</text:p>
              </table:table-cell>
              <table:table-cell office:value-type="float" office:value="1176.7">
                <text:p>1176.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50.1">
                <text:p>50.1</text:p>
              </table:table-cell>
              <table:table-cell office:value-type="float" office:value="1171.5">
                <text:p>1171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9.5">
                <text:p>49.5</text:p>
              </table:table-cell>
              <table:table-cell office:value-type="float" office:value="947.2">
                <text:p>947.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49.5">
                <text:p>49.5</text:p>
              </table:table-cell>
              <table:table-cell office:value-type="float" office:value="941.2">
                <text:p>941.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9.7">
                <text:p>49.7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9.9">
                <text:p>49.9</text:p>
              </table:table-cell>
              <table:table-cell office:value-type="float" office:value="711.3">
                <text:p>711.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9.8">
                <text:p>49.8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0.2">
                <text:p>50.2</text:p>
              </table:table-cell>
              <table:table-cell office:value-type="float" office:value="481.7">
                <text:p>481.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.3">
                <text:p>50.3</text:p>
              </table:table-cell>
              <table:table-cell office:value-type="float" office:value="257.4">
                <text:p>257.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60">
                <text:p>6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43.8">
                <text:p>243.8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251.9">
                <text:p>251.9</text:p>
              </table:table-cell>
              <table:table-cell office:value-type="float" office:value="250.1">
                <text:p>250.1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444">
                <text:p>444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1.8">
                <text:p>451.8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636.1">
                <text:p>636.1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643.6">
                <text:p>643.6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31.5">
                <text:p>931.5</text:p>
              </table:table-cell>
              <table:table-cell office:value-type="float" office:value="250.3">
                <text:p>250.3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939.1">
                <text:p>939.1</text:p>
              </table:table-cell>
              <table:table-cell office:value-type="float" office:value="250.2">
                <text:p>250.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226.7">
                <text:p>1226.7</text:p>
              </table:table-cell>
              <table:table-cell office:value-type="float" office:value="250.2">
                <text:p>250.2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234.6">
                <text:p>1234.6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522.2">
                <text:p>1522.2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530">
                <text:p>1530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817.8">
                <text:p>1817.8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4780.9">
                <text:p>4780.9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5069">
                <text:p>5069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5076.5">
                <text:p>5076.5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5364.9">
                <text:p>5364.9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5373">
                <text:p>5373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5660.7">
                <text:p>5660.7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5668.5">
                <text:p>5668.5</text:p>
              </table:table-cell>
              <table:table-cell office:value-type="float" office:value="250.9">
                <text:p>250.9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5956.4">
                <text:p>5956.4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5964.1">
                <text:p>5964.1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6252.1">
                <text:p>6252.1</text:p>
              </table:table-cell>
              <table:table-cell office:value-type="float" office:value="250.9">
                <text:p>250.9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6259.8">
                <text:p>6259.8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443.7">
                <text:p>6443.7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6448.2">
                <text:p>6448.2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6447.9">
                <text:p>6447.9</text:p>
              </table:table-cell>
              <table:table-cell office:value-type="float" office:value="480.4">
                <text:p>480.4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6447.9">
                <text:p>6447.9</text:p>
              </table:table-cell>
              <table:table-cell office:value-type="float" office:value="485.9">
                <text:p>485.9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6447.8">
                <text:p>6447.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6447.8">
                <text:p>6447.8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6448.1">
                <text:p>6448.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6447.9">
                <text:p>6447.9</text:p>
              </table:table-cell>
              <table:table-cell office:value-type="float" office:value="945.2">
                <text:p>945.2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6448.4">
                <text:p>6448.4</text:p>
              </table:table-cell>
              <table:table-cell office:value-type="float" office:value="1169.4">
                <text:p>1169.4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6448.4">
                <text:p>6448.4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6448.4">
                <text:p>6448.4</text:p>
              </table:table-cell>
              <table:table-cell office:value-type="float" office:value="1399.3">
                <text:p>139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5058.1">
                <text:p>5058.1</text:p>
              </table:table-cell>
              <table:table-cell office:value-type="float" office:value="2558.7">
                <text:p>2558.7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4769.7">
                <text:p>4769.7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4762">
                <text:p>4762</text:p>
              </table:table-cell>
              <table:table-cell office:value-type="float" office:value="2558.8">
                <text:p>2558.8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4474">
                <text:p>4474</text:p>
              </table:table-cell>
              <table:table-cell office:value-type="float" office:value="2559.2">
                <text:p>2559.2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4466.1">
                <text:p>4466.1</text:p>
              </table:table-cell>
              <table:table-cell office:value-type="float" office:value="2559.2">
                <text:p>2559.2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4177.8">
                <text:p>4177.8</text:p>
              </table:table-cell>
              <table:table-cell office:value-type="float" office:value="2559.1">
                <text:p>2559.1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4170.2">
                <text:p>4170.2</text:p>
              </table:table-cell>
              <table:table-cell office:value-type="float" office:value="2558.9">
                <text:p>2558.9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3883.2">
                <text:p>3883.2</text:p>
              </table:table-cell>
              <table:table-cell office:value-type="float" office:value="2558.7">
                <text:p>2558.7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3875.6">
                <text:p>3875.6</text:p>
              </table:table-cell>
              <table:table-cell office:value-type="float" office:value="2558.6">
                <text:p>2558.6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3587.9">
                <text:p>3587.9</text:p>
              </table:table-cell>
              <table:table-cell office:value-type="float" office:value="2558.6">
                <text:p>2558.6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3580.1">
                <text:p>3580.1</text:p>
              </table:table-cell>
              <table:table-cell office:value-type="float" office:value="2558.9">
                <text:p>2558.9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291.7">
                <text:p>3291.7</text:p>
              </table:table-cell>
              <table:table-cell office:value-type="float" office:value="2558.9">
                <text:p>2558.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284.1">
                <text:p>3284.1</text:p>
              </table:table-cell>
              <table:table-cell office:value-type="float" office:value="2558.8">
                <text:p>2558.8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2996.4">
                <text:p>2996.4</text:p>
              </table:table-cell>
              <table:table-cell office:value-type="float" office:value="2558.9">
                <text:p>2558.9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2988.7">
                <text:p>2988.7</text:p>
              </table:table-cell>
              <table:table-cell office:value-type="float" office:value="2558.6">
                <text:p>2558.6</text:p>
              </table:table-cell>
            </table:table-row>
            <table:table-row>
              <table:table-cell office:value-type="float" office:value="2069">
                <text:p>2069</text:p>
              </table:table-cell>
              <table:table-cell office:value-type="float" office:value="2700.7">
                <text:p>2700.7</text:p>
              </table:table-cell>
              <table:table-cell office:value-type="float" office:value="2558.7">
                <text:p>2558.7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2693.3">
                <text:p>2693.3</text:p>
              </table:table-cell>
              <table:table-cell office:value-type="float" office:value="2558.6">
                <text:p>2558.6</text:p>
              </table:table-cell>
            </table:table-row>
            <table:table-row>
              <table:table-cell office:value-type="float" office:value="2106">
                <text:p>2106</text:p>
              </table:table-cell>
              <table:table-cell office:value-type="float" office:value="2405.7">
                <text:p>2405.7</text:p>
              </table:table-cell>
              <table:table-cell office:value-type="float" office:value="2558.4">
                <text:p>2558.4</text:p>
              </table:table-cell>
            </table:table-row>
            <table:table-row>
              <table:table-cell office:value-type="float" office:value="2107">
                <text:p>2107</text:p>
              </table:table-cell>
              <table:table-cell office:value-type="float" office:value="2398.2">
                <text:p>2398.2</text:p>
              </table:table-cell>
              <table:table-cell office:value-type="float" office:value="2558.5">
                <text:p>2558.5</text:p>
              </table:table-cell>
            </table:table-row>
            <table:table-row>
              <table:table-cell office:value-type="float" office:value="2143">
                <text:p>2143</text:p>
              </table:table-cell>
              <table:table-cell office:value-type="float" office:value="2110.5">
                <text:p>2110.5</text:p>
              </table:table-cell>
              <table:table-cell office:value-type="float" office:value="2558.5">
                <text:p>2558.5</text:p>
              </table:table-cell>
            </table:table-row>
            <table:table-row>
              <table:table-cell office:value-type="float" office:value="2144">
                <text:p>2144</text:p>
              </table:table-cell>
              <table:table-cell office:value-type="float" office:value="2102.9">
                <text:p>2102.9</text:p>
              </table:table-cell>
              <table:table-cell office:value-type="float" office:value="2558.6">
                <text:p>2558.6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1814.3">
                <text:p>1814.3</text:p>
              </table:table-cell>
              <table:table-cell office:value-type="float" office:value="2558.7">
                <text:p>2558.7</text:p>
              </table:table-cell>
            </table:table-row>
            <table:table-row>
              <table:table-cell office:value-type="float" office:value="2181">
                <text:p>2181</text:p>
              </table:table-cell>
              <table:table-cell office:value-type="float" office:value="1806.6">
                <text:p>1806.6</text:p>
              </table:table-cell>
              <table:table-cell office:value-type="float" office:value="2558.4">
                <text:p>2558.4</text:p>
              </table:table-cell>
            </table:table-row>
            <table:table-row>
              <table:table-cell office:value-type="float" office:value="2218">
                <text:p>2218</text:p>
              </table:table-cell>
              <table:table-cell office:value-type="float" office:value="1518.8">
                <text:p>1518.8</text:p>
              </table:table-cell>
              <table:table-cell office:value-type="float" office:value="2558.3">
                <text:p>2558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